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nux Biolinum G"/>
    </style:style>
    <style:style style:name="P2" style:family="paragraph" style:parent-style-name="Standard">
      <style:paragraph-properties fo:text-align="center" style:justify-single-word="false"/>
      <style:text-properties style:font-name="Linux Biolinum G" fo:font-size="18pt" officeooo:rsid="0014a1d8" officeooo:paragraph-rsid="0014a1d8" style:font-size-asian="15.75pt" style:font-size-complex="18pt"/>
    </style:style>
    <style:style style:name="P3" style:family="paragraph" style:parent-style-name="Standard">
      <style:paragraph-properties fo:text-align="start" style:justify-single-word="false"/>
      <style:text-properties style:font-name="Linux Biolinum G" fo:font-weight="bold" officeooo:rsid="000622ad" officeooo:paragraph-rsid="000622ad" style:font-weight-asian="bold" style:font-weight-complex="bold"/>
    </style:style>
    <style:style style:name="P4" style:family="paragraph" style:parent-style-name="Standard">
      <style:paragraph-properties fo:text-align="start" style:justify-single-word="false"/>
      <style:text-properties style:font-name="Linux Biolinum G" fo:font-weight="bold" officeooo:rsid="00072414" officeooo:paragraph-rsid="00072414" style:font-weight-asian="bold" style:font-weight-complex="bold"/>
    </style:style>
    <style:style style:name="P5" style:family="paragraph" style:parent-style-name="Standard">
      <style:paragraph-properties fo:text-align="start" style:justify-single-word="false"/>
      <style:text-properties style:font-name="Linux Biolinum G" fo:font-weight="bold" officeooo:rsid="00074cc8" officeooo:paragraph-rsid="00074cc8" style:font-weight-asian="bold" style:font-weight-complex="bold"/>
    </style:style>
    <style:style style:name="P6" style:family="paragraph" style:parent-style-name="Standard">
      <style:paragraph-properties fo:text-align="start" style:justify-single-word="false"/>
      <style:text-properties style:font-name="Linux Biolinum G" fo:font-weight="bold" officeooo:rsid="0009ad13" officeooo:paragraph-rsid="0009ad13" style:font-weight-asian="bold" style:font-weight-complex="bold"/>
    </style:style>
    <style:style style:name="P7" style:family="paragraph" style:parent-style-name="Standard">
      <style:paragraph-properties fo:text-align="start" style:justify-single-word="false"/>
      <style:text-properties style:font-name="Linux Biolinum G" fo:font-weight="bold" officeooo:rsid="000caa97" officeooo:paragraph-rsid="000caa97" style:font-weight-asian="bold" style:font-weight-complex="bold"/>
    </style:style>
    <style:style style:name="P8" style:family="paragraph" style:parent-style-name="Standard">
      <style:paragraph-properties fo:text-align="start" style:justify-single-word="false"/>
      <style:text-properties style:font-name="Linux Biolinum G" fo:font-weight="bold" officeooo:rsid="000d6fd7" officeooo:paragraph-rsid="000d6fd7" style:font-weight-asian="bold" style:font-weight-complex="bold"/>
    </style:style>
    <style:style style:name="P9" style:family="paragraph" style:parent-style-name="Standard">
      <style:paragraph-properties fo:text-align="start" style:justify-single-word="false"/>
      <style:text-properties style:font-name="Linux Biolinum G" fo:font-weight="normal" officeooo:rsid="000622ad" officeooo:paragraph-rsid="000622ad" style:font-weight-asian="normal" style:font-weight-complex="normal"/>
    </style:style>
    <style:style style:name="P10" style:family="paragraph" style:parent-style-name="Standard">
      <style:paragraph-properties fo:text-align="start" style:justify-single-word="false"/>
      <style:text-properties style:font-name="Linux Biolinum G" fo:font-weight="normal" officeooo:rsid="0007353e" officeooo:paragraph-rsid="0007353e" style:font-weight-asian="normal" style:font-weight-complex="normal"/>
    </style:style>
    <style:style style:name="P11" style:family="paragraph" style:parent-style-name="Standard">
      <style:paragraph-properties fo:text-align="start" style:justify-single-word="false"/>
      <style:text-properties style:font-name="Linux Biolinum G" fo:font-weight="normal" officeooo:rsid="00074cc8" officeooo:paragraph-rsid="00074cc8" style:font-weight-asian="normal" style:font-weight-complex="normal"/>
    </style:style>
    <style:style style:name="P12" style:family="paragraph" style:parent-style-name="Standard">
      <style:paragraph-properties fo:text-align="start" style:justify-single-word="false"/>
      <style:text-properties style:font-name="Linux Biolinum G" fo:font-weight="normal" officeooo:rsid="000bbbf4" officeooo:paragraph-rsid="000bbbf4" style:font-weight-asian="normal" style:font-weight-complex="normal"/>
    </style:style>
    <style:style style:name="P13" style:family="paragraph" style:parent-style-name="Standard">
      <style:paragraph-properties fo:text-align="start" style:justify-single-word="false"/>
      <style:text-properties style:font-name="Linux Biolinum G" fo:font-weight="normal" officeooo:rsid="000dc342" officeooo:paragraph-rsid="000dc342" style:font-weight-asian="normal" style:font-weight-complex="normal"/>
    </style:style>
    <style:style style:name="P14" style:family="paragraph" style:parent-style-name="Standard">
      <style:paragraph-properties fo:text-align="start" style:justify-single-word="false"/>
      <style:text-properties style:font-name="Linux Biolinum G" fo:font-style="italic" fo:font-weight="normal" officeooo:rsid="000dc342" officeooo:paragraph-rsid="000dc342"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style:font-name="Linux Biolinum G" fo:font-style="normal" fo:font-weight="normal" officeooo:rsid="000dc342" officeooo:paragraph-rsid="000dc342"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font-name="Linux Biolinum G" fo:font-style="normal" fo:font-weight="normal" officeooo:rsid="0010470d" officeooo:paragraph-rsid="0010470d"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font-name="Linux Biolinum G" fo:font-style="normal" fo:font-weight="normal" officeooo:rsid="0011d753" officeooo:paragraph-rsid="0011d753"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font-name="Linux Biolinum G" fo:font-style="normal" fo:font-weight="bold" officeooo:rsid="000e428e" officeooo:paragraph-rsid="000e428e"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style:font-name="Linux Biolinum G" fo:font-style="normal" fo:font-weight="bold" officeooo:rsid="000eddea" officeooo:paragraph-rsid="000eddea"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style:font-name="Linux Biolinum G" fo:font-style="normal" fo:font-weight="bold" officeooo:rsid="000f3a23" officeooo:paragraph-rsid="000f3a23"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style:font-name="Linux Biolinum G" fo:font-style="normal" fo:font-weight="bold" officeooo:rsid="0010470d" officeooo:paragraph-rsid="0010470d"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style:font-name="Linux Biolinum G" fo:font-style="normal" fo:font-weight="bold" officeooo:rsid="0011d753" officeooo:paragraph-rsid="0011d753"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style:font-name="Linux Biolinum G" fo:font-style="normal" fo:font-weight="bold" officeooo:rsid="001205ee" officeooo:paragraph-rsid="001205ee" style:font-style-asian="normal" style:font-weight-asian="bold" style:font-style-complex="normal" style:font-weight-complex="bold"/>
    </style:style>
    <style:style style:name="P24" style:family="paragraph" style:parent-style-name="Standard">
      <style:paragraph-properties fo:text-align="center" style:justify-single-word="false"/>
      <style:text-properties style:font-name="Linux Biolinum G" fo:font-size="12pt" officeooo:rsid="0014a1d8" officeooo:paragraph-rsid="0014a1d8" style:font-size-asian="10.5pt" style:font-size-complex="12pt"/>
    </style:style>
    <style:style style:name="P25" style:family="paragraph" style:parent-style-name="Standard">
      <style:paragraph-properties fo:text-align="start" style:justify-single-word="false"/>
      <style:text-properties style:font-name="Linux Biolinum G" fo:font-size="12pt" fo:font-weight="bold" officeooo:rsid="0014a1d8" officeooo:paragraph-rsid="0014a1d8"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Linux Biolinum G" fo:font-size="12pt" fo:font-weight="bold" officeooo:rsid="00172025" officeooo:paragraph-rsid="00172025" style:font-size-asian="10.5pt" style:font-weight-asian="bold" style:font-size-complex="12pt" style:font-weight-complex="bold"/>
    </style:style>
    <style:style style:name="P27" style:family="paragraph" style:parent-style-name="Standard">
      <style:paragraph-properties fo:text-align="start" style:justify-single-word="false"/>
      <style:text-properties style:font-name="Linux Biolinum G" fo:font-size="12pt" fo:font-weight="bold" officeooo:rsid="00188be0" officeooo:paragraph-rsid="00188be0"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Linux Biolinum G" fo:font-size="12pt" fo:font-weight="bold" officeooo:rsid="001a531c" officeooo:paragraph-rsid="001a531c"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Linux Biolinum G" fo:font-size="12pt" fo:font-weight="bold" officeooo:rsid="001c4538" officeooo:paragraph-rsid="001c4538"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Linux Biolinum G" fo:font-size="12pt" fo:font-weight="bold" officeooo:rsid="001c6168" officeooo:paragraph-rsid="001c6168"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Linux Biolinum G" fo:font-size="12pt" fo:font-weight="bold" officeooo:rsid="001d8cbb" officeooo:paragraph-rsid="001d8cbb"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Linux Biolinum G" fo:font-size="12pt" fo:font-weight="bold" officeooo:rsid="001e97bd" officeooo:paragraph-rsid="001e97bd"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Linux Biolinum G" fo:font-size="12pt" fo:font-weight="bold" officeooo:rsid="00203a58" officeooo:paragraph-rsid="00203a58" style:font-size-asian="10.5pt" style:font-weight-asian="bold" style:font-size-complex="12pt" style:font-weight-complex="bold"/>
    </style:style>
    <style:style style:name="P34" style:family="paragraph" style:parent-style-name="Standard">
      <style:paragraph-properties fo:text-align="start" style:justify-single-word="false"/>
      <style:text-properties style:font-name="Linux Biolinum G" fo:font-size="12pt" fo:font-weight="bold" officeooo:rsid="0020aabd" officeooo:paragraph-rsid="0020aabd" style:font-size-asian="10.5pt" style:font-weight-asian="bold" style:font-size-complex="12pt" style:font-weight-complex="bold"/>
    </style:style>
    <style:style style:name="P35" style:family="paragraph" style:parent-style-name="Standard">
      <style:paragraph-properties fo:text-align="start" style:justify-single-word="false"/>
      <style:text-properties style:font-name="Linux Biolinum G" fo:font-size="12pt" fo:font-weight="bold" officeooo:rsid="002b4e10" officeooo:paragraph-rsid="002b4e10" style:font-size-asian="10.5pt" style:font-weight-asian="bold" style:font-size-complex="12pt" style:font-weight-complex="bold"/>
    </style:style>
    <style:style style:name="P36" style:family="paragraph" style:parent-style-name="Standard">
      <style:paragraph-properties fo:text-align="start" style:justify-single-word="false"/>
      <style:text-properties style:font-name="Linux Biolinum G" fo:font-size="12pt" fo:font-weight="normal" officeooo:rsid="0014a1d8" officeooo:paragraph-rsid="0014a1d8"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Linux Biolinum G" fo:font-size="12pt" fo:font-weight="normal" officeooo:rsid="0015d3dc" officeooo:paragraph-rsid="0015d3dc"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Linux Biolinum G" fo:font-size="12pt" fo:font-weight="normal" officeooo:rsid="00172025" officeooo:paragraph-rsid="00172025"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Linux Biolinum G" fo:font-size="12pt" fo:font-weight="normal" officeooo:rsid="00194519" officeooo:paragraph-rsid="00194519"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Linux Biolinum G" fo:font-size="12pt" fo:font-weight="normal" officeooo:rsid="001e97bd" officeooo:paragraph-rsid="001e97bd"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Linux Biolinum G" fo:font-size="12pt" fo:font-style="normal" fo:font-weight="bold" officeooo:rsid="0020aabd" officeooo:paragraph-rsid="0020aabd" style:font-size-asian="10.5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style:font-name="Linux Biolinum G" fo:font-size="12pt" fo:font-style="normal" fo:font-weight="bold" officeooo:rsid="0025ed72" officeooo:paragraph-rsid="0025ed72" style:font-size-asian="10.5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fo:break-before="page"/>
      <style:text-properties style:font-name="Linux Biolinum G" fo:font-style="normal" fo:font-weight="bold" officeooo:rsid="0010470d" officeooo:paragraph-rsid="0010470d" style:font-style-asian="normal" style:font-weight-asian="bold" style:font-style-complex="normal" style:font-weight-complex="bold"/>
    </style:style>
    <style:style style:name="P44" style:family="paragraph" style:parent-style-name="Standard">
      <style:paragraph-properties fo:text-align="center" style:justify-single-word="false" fo:break-before="page"/>
      <style:text-properties style:font-name="Linux Biolinum G" fo:font-size="18pt" officeooo:rsid="000622ad" officeooo:paragraph-rsid="000622ad" style:font-size-asian="15.75pt" style:font-size-complex="18pt"/>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113d2f" style:font-style-asian="italic" style:font-weight-asian="normal" style:font-style-complex="italic" style:font-weight-complex="normal"/>
    </style:style>
    <style:style style:name="T5" style:family="text">
      <style:text-properties fo:font-style="italic" fo:font-weight="normal" officeooo:rsid="00138602" style:font-style-asian="italic" style:font-weight-asian="normal" style:font-style-complex="italic" style:font-weight-complex="normal"/>
    </style:style>
    <style:style style:name="T6" style:family="text">
      <style:text-properties fo:font-style="italic" fo:font-weight="normal" officeooo:rsid="002175a0" style:font-style-asian="italic" style:font-weight-asian="normal" style:font-style-complex="italic" style:font-weight-complex="normal"/>
    </style:style>
    <style:style style:name="T7" style:family="text">
      <style:text-properties fo:font-style="italic" fo:font-weight="normal" officeooo:rsid="0021bd6f" style:font-style-asian="italic" style:font-weight-asian="normal" style:font-style-complex="italic" style:font-weight-complex="normal"/>
    </style:style>
    <style:style style:name="T8" style:family="text">
      <style:text-properties fo:font-style="italic" fo:font-weight="normal" officeooo:rsid="00228d61" style:font-style-asian="italic" style:font-weight-asian="normal" style:font-style-complex="italic" style:font-weight-complex="normal"/>
    </style:style>
    <style:style style:name="T9" style:family="text">
      <style:text-properties fo:font-style="italic" fo:font-weight="normal" officeooo:rsid="002945f1" style:font-style-asian="italic" style:font-weight-asian="normal" style:font-style-complex="italic" style:font-weight-complex="normal"/>
    </style:style>
    <style:style style:name="T10" style:family="text">
      <style:text-properties fo:font-style="italic" fo:font-weight="normal" officeooo:rsid="002b507e" style:font-style-asian="italic" style:font-weight-asian="normal" style:font-style-complex="italic" style:font-weight-complex="normal"/>
    </style:style>
    <style:style style:name="T11" style:family="text">
      <style:text-properties fo:font-style="italic" fo:font-weight="normal" officeooo:rsid="002c984f" style:font-style-asian="italic" style:font-weight-asian="normal" style:font-style-complex="italic" style:font-weight-complex="normal"/>
    </style:style>
    <style:style style:name="T12" style:family="text">
      <style:text-properties fo:font-style="italic" fo:font-weight="normal" officeooo:rsid="002d1100" style:font-style-asian="italic" style:font-weight-asian="normal" style:font-style-complex="italic" style:font-weight-complex="normal"/>
    </style:style>
    <style:style style:name="T13" style:family="text">
      <style:text-properties officeooo:rsid="0015d3dc"/>
    </style:style>
    <style:style style:name="T14" style:family="text">
      <style:text-properties officeooo:rsid="00188be0"/>
    </style:style>
    <style:style style:name="T15" style:family="text">
      <style:text-properties officeooo:rsid="001d8cbb"/>
    </style:style>
    <style:style style:name="T16" style:family="text">
      <style:text-properties officeooo:rsid="002ab88f"/>
    </style:style>
    <style:style style:name="T17" style:family="text">
      <style:text-properties officeooo:rsid="002b507e"/>
    </style:style>
    <style:style style:name="T18" style:family="text">
      <style:text-properties officeooo:rsid="002c98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am 1</text:p>
      <text:p text:style-name="P24"/>
      <text:p text:style-name="P25">Write the names of two different approaches of implementing multiple issue processor and explain the difference.</text:p>
      <text:p text:style-name="P25"/>
      <text:p text:style-name="P36">1. <text:span text:style-name="T13">Pipelining: functional units are arranged in stages.</text:span></text:p>
      <text:p text:style-name="P37">2. Instruction-Level Parallelism: functional units are executed simultaneously.</text:p>
      <text:p text:style-name="P37"/>
      <text:p text:style-name="P37"/>
      <text:p text:style-name="P26">Write at least two problems of multiple issue processors.</text:p>
      <text:p text:style-name="P26"/>
      <text:p text:style-name="P38">1. <text:span text:style-name="T14">Power consumption</text:span></text:p>
      <text:p text:style-name="P38">2. <text:span text:style-name="T14">Scalability</text:span></text:p>
      <text:p text:style-name="P38"/>
      <text:p text:style-name="P38"/>
      <text:p text:style-name="P27">Name the two approaches of achieving TLP (Thread Level Parallelism).</text:p>
      <text:p text:style-name="P27"/>
      <text:p text:style-name="P39">1. Coarse-grained</text:p>
      <text:p text:style-name="P39">2. Fine-grained</text:p>
      <text:p text:style-name="P39"/>
      <text:p text:style-name="P39"/>
      <text:p text:style-name="P28">SMP (Symmetric Multiprocessor)</text:p>
      <text:p text:style-name="P29">PVP (Parallel Vector Processor)</text:p>
      <text:p text:style-name="P28">MPP (Massively Parallel Processor)</text:p>
      <text:p text:style-name="P28">DSM (Distributed Shared Memory)</text:p>
      <text:p text:style-name="P28">COW (Cluster of Workstations)</text:p>
      <text:p text:style-name="P38"/>
      <text:p text:style-name="P38"/>
      <text:p text:style-name="P30">Consider the problem of global sum computation with full tree reduction. Assume the problem size is n and there are k threads. Complete the following algorithm for computing the first and last indexes in each thread.</text:p>
      <text:p text:style-name="P30"/>
      <text:p text:style-name="P30">if (my_rank <text:span text:style-name="T16">&gt;</text:span> n MOD k)</text:p>
      <text:p text:style-name="P30">{</text:p>
      <text:p text:style-name="P30"><text:tab/>my_first_index = <text:span text:style-name="T3">my_rank * ( (n/k) -1 );</text:span></text:p>
      <text:p text:style-name="P30"/>
      <text:p text:style-name="P30"><text:tab/>my_last_index = <text:span text:style-name="T3">my_first_index + (n/k);</text:span></text:p>
      <text:p text:style-name="P30">}</text:p>
      <text:p text:style-name="P30">else</text:p>
      <text:p text:style-name="P30">{</text:p>
      <text:p text:style-name="P30"><text:tab/>my_first_index = <text:span text:style-name="T3">my_rank * (n/k) + (n MOD k);</text:span></text:p>
      <text:p text:style-name="P30"/>
      <text:p text:style-name="P30"><text:tab/>my_last_index = <text:span text:style-name="T3">my_first_index + (n/k) - 1</text:span></text:p>
      <text:p text:style-name="P30">}</text:p>
      <text:p text:style-name="P30"/>
      <text:p text:style-name="P35"/>
      <text:p text:style-name="P35"/>
      <text:p text:style-name="P30"/>
      <text:p text:style-name="P30"/>
      <text:p text:style-name="P30"><text:soft-page-break/>Complete the following pseudo code for the reduction part.</text:p>
      <text:p text:style-name="P30"/>
      <text:p text:style-name="P30">Divisor = 2; core_difference = 1;</text:p>
      <text:p text:style-name="P30">sum = my_value;</text:p>
      <text:p text:style-name="P30">while (!done &amp;&amp; divisor &lt;= k)</text:p>
      <text:p text:style-name="P30">{</text:p>
      <text:p text:style-name="P30"><text:tab/>if (my_rank MOD divisor == 0)</text:p>
      <text:p text:style-name="P30"><text:tab/>{</text:p>
      <text:p text:style-name="P30"><text:tab/><text:tab/>partner = <text:span text:style-name="T3">my_rank + core_difference;</text:span></text:p>
      <text:p text:style-name="P30"><text:span text:style-name="T3"><text:tab/><text:tab/>sum += my_rank_value + partner_value;</text:span></text:p>
      <text:p text:style-name="P30"><text:tab/>}</text:p>
      <text:p text:style-name="P30"><text:tab/><text:span text:style-name="T15">else</text:span></text:p>
      <text:p text:style-name="P31"><text:tab/>{</text:p>
      <text:p text:style-name="P31"><text:tab/><text:tab/><text:span text:style-name="T1">partner = </text:span><text:span text:style-name="T3">my_rank – core_difference;</text:span></text:p>
      <text:p text:style-name="P31"><text:span text:style-name="T3"><text:tab/><text:tab/>sum += my_rank_value + partner_value;</text:span></text:p>
      <text:p text:style-name="P31"><text:tab/>}</text:p>
      <text:p text:style-name="P30">}</text:p>
      <text:p text:style-name="P30"/>
      <text:p text:style-name="P30"/>
      <text:p text:style-name="P32">Explain the SMT (Simultaneous Multithreading) mechanism.</text:p>
      <text:p text:style-name="P32"/>
      <text:p text:style-name="P40">The idea is to execute several threads simultaneously in the same cycle. This makes it so each thread competes for functional units of the processor instead of having to wait and stall for other threads.</text:p>
      <text:p text:style-name="P40"/>
      <text:p text:style-name="P40"/>
      <text:p text:style-name="P33">Parallel system classification in Flynn's Taxonomy.</text:p>
      <text:p text:style-name="P33"/>
      <text:p text:style-name="P33">SIMD – Single instruction, multiple data. Operates by applying the same instruction on multiple data items.</text:p>
      <text:p text:style-name="P33"/>
      <text:p text:style-name="P33">MIMD – Multiple instruction, multiple data.</text:p>
      <text:p text:style-name="P33"/>
      <text:p text:style-name="P33"/>
      <text:p text:style-name="P33"/>
      <text:p text:style-name="P34">Describe the difference between static thread and dynamic thread. Also state the disadvantages of each.</text:p>
      <text:p text:style-name="P34"/>
      <text:p text:style-name="P34">Static Thread: <text:span text:style-name="T6">Thread resources are allocated and continue to operate until the end of the program.</text:span></text:p>
      <text:p text:style-name="P34">Disadvantages: <text:span text:style-name="T7">Idle threads waste resources.</text:span></text:p>
      <text:p text:style-name="P34"/>
      <text:p text:style-name="P34">Dynamic Thread: <text:span text:style-name="T6">Threads are created at run time when needed.</text:span></text:p>
      <text:p text:style-name="P34">Disadvantages: <text:span text:style-name="T8">Forking and joining can be time consuming.</text:span></text:p>
      <text:p text:style-name="P34"><text:span text:style-name="T8"/></text:p>
      <text:p text:style-name="P41"/>
      <text:p text:style-name="P41"/>
      <text:p text:style-name="P41"/>
      <text:p text:style-name="P41"/>
      <text:p text:style-name="P41"/>
      <text:p text:style-name="P41"/>
      <text:p text:style-name="P42"><text:soft-page-break/>Interconnection Networks – Static</text:p>
      <text:p text:style-name="P42">Assume that the network size is N.</text:p>
      <text:p text:style-name="P42">Write node degree and network diameter for each of the following topologies:</text:p>
      <text:p text:style-name="P42"/>
      <text:p text:style-name="P42">Binary-tree: <text:span text:style-name="T9">N = 2^k – 1 number of nodes. Degree is </text:span><text:span text:style-name="T11">2</text:span><text:span text:style-name="T9">. Diameter is 2</text:span><text:span text:style-name="T12">^n</text:span></text:p>
      <text:p text:style-name="P42"/>
      <text:p text:style-name="P42">3D hypercube: <text:span text:style-name="T11">Degree is 3</text:span><text:span text:style-name="T10">. Diameter is </text:span><text:span text:style-name="T11">log n</text:span></text:p>
      <text:p text:style-name="P42"/>
      <text:p text:style-name="P42">3 Cube connected cycles (3-CCC): <text:span text:style-name="T11">Degree is 3. Diameter is </text:span><text:span text:style-name="T12">2k – 1 + (k/2) </text:span></text:p>
      <text:p text:style-name="P44">Exam 2</text:p>
      <text:p text:style-name="P1"/>
      <text:p text:style-name="P3">Write three issues of coordinating processes or threads.</text:p>
      <text:p text:style-name="P3"/>
      <text:p text:style-name="P9">1. Load balancing</text:p>
      <text:p text:style-name="P9">2. Synchronization</text:p>
      <text:p text:style-name="P9">3. Communication</text:p>
      <text:p text:style-name="P9"/>
      <text:p text:style-name="P9"/>
      <text:p text:style-name="P3">Name the two types of collective communication methods.</text:p>
      <text:p text:style-name="P3"/>
      <text:p text:style-name="P9">1. Broadcasting</text:p>
      <text:p text:style-name="P9">2. Reduction</text:p>
      <text:p text:style-name="P9"/>
      <text:p text:style-name="P9"/>
      <text:p text:style-name="P3">Write a sample SPMD code for message passing API. Process 0 sends a message “Hello” to process 1. Process 1 displays the message upon receiving it.</text:p>
      <text:p text:style-name="P3"/>
      <text:p text:style-name="P9">…</text:p>
      <text:p text:style-name="P9">char msg[100];</text:p>
      <text:p text:style-name="P9">…</text:p>
      <text:p text:style-name="P9">my_rank = Get_rank();</text:p>
      <text:p text:style-name="P9">if (my_rank == 0)</text:p>
      <text:p text:style-name="P9">{</text:p>
      <text:p text:style-name="P9"><text:tab/>msg = “hello”;</text:p>
      <text:p text:style-name="P9"><text:tab/>//Send message to process 1</text:p>
      <text:p text:style-name="P9"><text:tab/>send(msg, sizeof(char), 100, 1);<text:tab/></text:p>
      <text:p text:style-name="P9">}</text:p>
      <text:p text:style-name="P9">if (my_rank == 1)</text:p>
      <text:p text:style-name="P9">{</text:p>
      <text:p text:style-name="P9"><text:tab/>receive(msg, sizeof(char), 100, 0);</text:p>
      <text:p text:style-name="P9"><text:tab/>display(msg);</text:p>
      <text:p text:style-name="P9">}</text:p>
      <text:p text:style-name="P9"/>
      <text:p text:style-name="P9"/>
      <text:p text:style-name="P4">Describe strongly scalable parallel program.</text:p>
      <text:p text:style-name="P4"/>
      <text:p text:style-name="P10">When you increase the number of processes/threads and the program keeps the same efficiency without increasing the problem size, the program is strongly scalable.</text:p>
      <text:p text:style-name="P10"/>
      <text:p text:style-name="P10"/>
      <text:p text:style-name="P5">Write steps of parallel program design.</text:p>
      <text:p text:style-name="P5"/>
      <text:p text:style-name="P11">1. Partitioning</text:p>
      <text:p text:style-name="P11">2. Communication</text:p>
      <text:p text:style-name="P11">3. Aggregation</text:p>
      <text:p text:style-name="P11">4. Mapping</text:p>
      <text:p text:style-name="P11"/>
      <text:p text:style-name="P11"/>
      <text:p text:style-name="P6"><text:soft-page-break/>Explain the mechanism of sharing data (shared object) among threads in Java.</text:p>
      <text:p text:style-name="P6"/>
      <text:p text:style-name="P12">1. Create a new java class object.</text:p>
      <text:p text:style-name="P12">2. Spawn p number of threads.</text:p>
      <text:p text:style-name="P12">3. Pass the object to the threads.</text:p>
      <text:p text:style-name="P12">4. The shared object will have public methods for the threads to use.</text:p>
      <text:p text:style-name="P12"/>
      <text:p text:style-name="P12"/>
      <text:p text:style-name="P7">Consider the following serial code for computing pi</text:p>
      <text:p text:style-name="P7"><text:tab/>factor <text:s/>= 1.0;</text:p>
      <text:p text:style-name="P7"><text:tab/>sum = 0.0;</text:p>
      <text:p text:style-name="P7"><text:tab/>for (i = 0; i &lt; n; i++, factor = -factor)</text:p>
      <text:p text:style-name="P7"><text:tab/><text:tab/>sum += factor / (2 * i + 1);</text:p>
      <text:p text:style-name="P7"><text:tab/>pi = 4.0 * sum;</text:p>
      <text:p text:style-name="P8">Write a Pthreads code segment for the slave function in which local_sum is computed in the for-loop and then it is added to the global sum out of the for-loop using mutex.</text:p>
      <text:p text:style-name="P8"/>
      <text:p text:style-name="P13">my_n = n/p;</text:p>
      <text:p text:style-name="P13">my_start = thread_id * my_n;</text:p>
      <text:p text:style-name="P13">my_last = (thread_id + 1) * my_n – 1;</text:p>
      <text:p text:style-name="P13">for (i = my_start; i &lt; my_last; i++, factor = -factor)</text:p>
      <text:p text:style-name="P13"><text:tab/>local_sum += factor / (2 * i + 1);</text:p>
      <text:p text:style-name="P14">pthread_mutex_lock(&amp;m1);</text:p>
      <text:p text:style-name="P15">global_sum += local_sum;</text:p>
      <text:p text:style-name="P14">pthread_mutex_unlock(&amp;m1);</text:p>
      <text:p text:style-name="P14"/>
      <text:p text:style-name="P14"/>
      <text:p text:style-name="P18">Write a Pthreads code segment for the semaphore solution to the producer-consumer synchronization. Assume that there exist shared message_array and semaphore_array.</text:p>
      <text:p text:style-name="P18"><text:span text:style-name="T2"/></text:p>
      <text:p text:style-name="P19"><text:span text:style-name="T2">message_array[destination] = my_message;</text:span></text:p>
      <text:p text:style-name="P19"><text:span text:style-name="T2">sem_post(&amp;semaphore_array[destination])</text:span></text:p>
      <text:p text:style-name="P19"><text:span text:style-name="T2"><text:tab/>// Do something</text:span></text:p>
      <text:p text:style-name="P19"><text:span text:style-name="T2"><text:tab/>// Wait for semaphore to unlock</text:span></text:p>
      <text:p text:style-name="P20"><text:span text:style-name="T2">sem_wait(&amp;semaphore_array[my_rank]);</text:span></text:p>
      <text:p text:style-name="P20"><text:span text:style-name="T2">// Display Message</text:span></text:p>
      <text:p text:style-name="P20"><text:span text:style-name="T2"/></text:p>
      <text:p text:style-name="P20"><text:span text:style-name="T2"/></text:p>
      <text:p text:style-name="P21"/>
      <text:p text:style-name="P43">Complete the following concept for the condition variable with mutex solution for the barrier synchronization.</text:p>
      <text:p text:style-name="P21"/>
      <text:p text:style-name="P21">lock mutex;</text:p>
      <text:p text:style-name="P21">if condition</text:p>
      <text:p text:style-name="P21">{</text:p>
      <text:p text:style-name="P21"><text:tab/><text:span text:style-name="T4">signal_threads();</text:span></text:p>
      <text:p text:style-name="P21">}</text:p>
      <text:p text:style-name="P21">else</text:p>
      <text:p text:style-name="P21">{</text:p>
      <text:p text:style-name="P21"><text:tab/><text:span text:style-name="T4">unlock_mutex();</text:span></text:p>
      <text:p text:style-name="P21"><text:span text:style-name="T4"><text:tab/>block();</text:span></text:p>
      <text:p text:style-name="P21">}</text:p>
      <text:p text:style-name="P21">unlock mutex;</text:p>
      <text:p text:style-name="P21"/>
      <text:p text:style-name="P16"/>
      <text:p text:style-name="P22">Pthreads provide read-write locks, which is a solution to the readers/writers problem. Explain the mechanism.</text:p>
      <text:p text:style-name="P22"/>
      <text:p text:style-name="P17">CREW</text:p>
      <text:p text:style-name="P17">Concurrent Readers Exclusive Writers</text:p>
      <text:p text:style-name="P17">Given a shared object, multiple readers can read from it concurrently. But only one writer can exclusively write to the variable by locking out other writers.</text:p>
      <text:p text:style-name="P17"/>
      <text:p text:style-name="P17"/>
      <text:p text:style-name="P23">Java Threads implementation of matrix multiplication in which thread 1 is responsible for displaying the resulting matrix C. Show the implementation of the monitor class for this.</text:p>
      <text:p text:style-name="P23"/>
      <text:p text:style-name="P23">class communication</text:p>
      <text:p text:style-name="P23">{</text:p>
      <text:p text:style-name="P23"><text:tab/>private static int counter = 0;</text:p>
      <text:p text:style-name="P23"><text:tab/>public synchronized void increment (int id)</text:p>
      <text:p text:style-name="P23"><text:tab/>{</text:p>
      <text:p text:style-name="P23"><text:tab/><text:tab/><text:span text:style-name="T5">counter++;</text:span></text:p>
      <text:p text:style-name="P23"><text:span text:style-name="T5"><text:tab/><text:tab/>if (id == 1) and counter &lt; 4</text:span></text:p>
      <text:p text:style-name="P23"><text:span text:style-name="T5"><text:tab/><text:tab/>{</text:span></text:p>
      <text:p text:style-name="P23"><text:span text:style-name="T5"><text:tab/><text:tab/><text:tab/>try</text:span></text:p>
      <text:p text:style-name="P23"><text:span text:style-name="T5"><text:tab/><text:tab/><text:tab/><text:tab/>wait();</text:span></text:p>
      <text:p text:style-name="P23"><text:span text:style-name="T5"><text:tab/><text:tab/><text:tab/>catch error</text:span></text:p>
      <text:p text:style-name="P23"><text:span text:style-name="T5"><text:tab/><text:tab/>}</text:span></text:p>
      <text:p text:style-name="P23"><text:span text:style-name="T5"><text:tab/><text:tab/>else if (id != 1) and counter == 4</text:span></text:p>
      <text:p text:style-name="P23"><text:span text:style-name="T5"><text:tab/><text:tab/><text:tab/>notify();</text:span></text:p>
      <text:p text:style-name="P23"><text:tab/>}</text:p>
      <text:p text:style-name="P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13:11:51.391000000</meta:creation-date>
    <dc:date>2016-05-17T10:50:18.663000000</dc:date>
    <meta:editing-duration>PT19H2M34S</meta:editing-duration>
    <meta:editing-cycles>40</meta:editing-cycles>
    <meta:generator>LibreOffice/4.4.0.3$Windows_x86 LibreOffice_project/de093506bcdc5fafd9023ee680b8c60e3e0645d7</meta:generator>
    <meta:document-statistic meta:table-count="0" meta:image-count="0" meta:object-count="0" meta:page-count="6" meta:paragraph-count="149" meta:word-count="867" meta:character-count="5418" meta:non-whitespace-character-count="4628"/>
  </office:meta>
</office:document-meta>
</file>